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7.306cm"/>
    </style:style>
    <style:style style:name="co3" style:family="table-column">
      <style:table-column-properties fo:break-before="auto" style:column-width="7.74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13.83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646cm"/>
    </style:style>
    <style:style style:name="co8" style:family="table-column">
      <style:table-column-properties fo:break-before="auto" style:column-width="2.932cm"/>
    </style:style>
    <style:style style:name="co9" style:family="table-column">
      <style:table-column-properties fo:break-before="auto" style:column-width="16.628cm"/>
    </style:style>
    <style:style style:name="co10" style:family="table-column">
      <style:table-column-properties fo:break-before="auto" style:column-width="3.588cm"/>
    </style:style>
    <style:style style:name="co11" style:family="table-column">
      <style:table-column-properties fo:break-before="auto" style:column-width="22.204cm"/>
    </style:style>
    <style:style style:name="co12" style:family="table-column">
      <style:table-column-properties fo:break-before="auto" style:column-width="5.994cm"/>
    </style:style>
    <style:style style:name="co13" style:family="table-column">
      <style:table-column-properties fo:break-before="auto" style:column-width="2.494cm"/>
    </style:style>
    <style:style style:name="co14" style:family="table-column">
      <style:table-column-properties fo:break-before="auto" style:column-width="5.338cm"/>
    </style:style>
    <style:style style:name="co15" style:family="table-column">
      <style:table-column-properties fo:break-before="auto" style:column-width="8.754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  <style:text-properties style:font-name="Courier New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order-bottom="none" fo:border-left="0.002cm solid #000000" fo:border-right="0.002cm solid #000000" fo:border-top="0.002cm solid #000000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font-name="Courier New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font-name="Courier New"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/>
    </style:style>
    <style:style style:name="ce14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/>
    </style:style>
    <style:style style:name="ce15" style:family="table-cell" style:parent-style-name="Default">
      <style:table-cell-properties fo:border="none"/>
      <style:text-properties style:use-window-font-color="true"/>
    </style:style>
    <style:style style:name="ce16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7" style:family="table-cell" style:parent-style-name="Default">
      <style:table-cell-properties fo:border-bottom="none" fo:border-left="0.002cm solid #000000" fo:border-right="0.002cm solid #000000" fo:border-top="none"/>
      <style:text-properties style:font-name="Arial" style:font-name-asian="DejaVu Sans" style:font-name-complex="DejaVu Sans"/>
    </style:style>
    <style:style style:name="ce1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Courier New"/>
    </style:style>
    <style:style style:name="ce20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</style:style>
    <style:style style:name="ce24" style:family="table-cell" style:parent-style-name="Default">
      <style:table-cell-properties fo:border="none"/>
      <style:text-properties style:font-name="Courier New"/>
    </style:style>
    <style:style style:name="ce25" style:family="table-cell" style:parent-style-name="Default">
      <style:table-cell-properties fo:border="none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style:text-underline-style="none"/>
    </style:style>
    <style:style style:name="T2" style:family="text">
      <style:text-properties style:font-name="Courier New"/>
    </style:style>
  </office:automatic-styles>
  <office:body>
    <office:spreadsheet>
      <table:table table:name="config.inc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4"/>
        <table:table-column table:style-name="co2" table:default-cell-style-name="ce4"/>
        <table:table-column table:style-name="co3" table:default-cell-style-name="ce13"/>
        <table:table-column table:style-name="co4" table:default-cell-style-name="ce13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table:number-columns-spanned="5" table:number-rows-spanned="1">
            <text:p>Variables de configuration pour Meetic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6"/>
        </table:table-row>
        <table:table-row table:style-name="ro2">
          <table:table-cell table:style-name="ce2" office:value-type="string">
            <text:p>Variable globale</text:p>
          </table:table-cell>
          <table:table-cell table:style-name="ce2" office:value-type="string">
            <text:p>section</text:p>
          </table:table-cell>
          <table:table-cell table:style-name="ce11" office:value-type="string">
            <text:p>nom de la variable</text:p>
          </table:table-cell>
          <table:table-cell table:style-name="ce11" office:value-type="string">
            <text:p>type</text:p>
          </table:table-cell>
          <table:table-cell table:style-name="ce2" office:value-type="string">
            <text:p>signification</text:p>
          </table:table-cell>
          <table:table-cell table:style-name="ce18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7" office:value-type="string">
            <text:p>ADTAGS_PARTNERS</text:p>
          </table:table-cell>
          <table:table-cell table:style-name="ce7" office:value-type="string">
            <text:p>ACTIVE</text:p>
          </table:table-cell>
          <table:table-cell table:style-name="ce7" office:value-type="string">
            <text:p>bool</text:p>
          </table:table-cell>
          <table:table-cell table:style-name="ce16" office:value-type="string">
            <text:p>activation du tracking partenair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ADTAGS_PARTNERS</text:p>
          </table:table-cell>
          <table:table-cell table:style-name="ce8" office:value-type="string">
            <text:p>TEMPLATE</text:p>
          </table:table-cell>
          <table:table-cell table:style-name="ce8" office:value-type="string">
            <text:p>string</text:p>
          </table:table-cell>
          <table:table-cell office:value-type="string">
            <text:p>chemin vers le template du tracking partenair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ADTAGS_PARTNERS_SEGMENT_TRACKING</text:p>
          </table:table-cell>
          <table:table-cell table:style-name="ce8" office:value-type="string">
            <text:p>ACTIVE</text:p>
          </table:table-cell>
          <table:table-cell table:style-name="ce8" office:value-type="string">
            <text:p>bool</text:p>
          </table:table-cell>
          <table:table-cell office:value-type="string">
            <text:p>activation du tracking par rapport au profil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AUTO_RENEW_PASS</text:p>
          </table:table-cell>
          <table:table-cell table:style-name="ce8" office:value-type="string">
            <text:p>DEFAULT</text:p>
          </table:table-cell>
          <table:table-cell table:style-name="ce8" office:value-type="string">
            <text:p>array</text:p>
          </table:table-cell>
          <table:table-cell office:value-type="string">
            <text:p>renouvellement de pass nombre de jours non annulables après paiement et avant renouvellemen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EPTICA</text:p>
          </table:table-cell>
          <table:table-cell table:style-name="ce8" office:value-type="string">
            <text:p>PREFIX</text:p>
          </table:table-cell>
          <table:table-cell table:style-name="ce8" office:value-type="string">
            <text:p>string</text:p>
          </table:table-cell>
          <table:table-cell office:value-type="string">
            <text:p>préfixe pour Eptica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_LANGUES_ID_INSCRIPTION_DEFAULT</text:p>
          </table:table-cell>
          <table:table-cell table:style-name="ce8" office:value-type="string">
            <text:p>int</text:p>
          </table:table-cell>
          <table:table-cell office:value-type="string">
            <text:p>ID de la langue par défaut du site pour le signup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_PAYS_ID_SITE_DEFAULT</text:p>
          </table:table-cell>
          <table:table-cell table:style-name="ce8" office:value-type="string">
            <text:p>string</text:p>
          </table:table-cell>
          <table:table-cell office:value-type="string">
            <text:p>langue par défaut du site (mettre aussi la variable sans '_'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ADTAGS</text:p>
          </table:table-cell>
          <table:table-cell table:style-name="ce8" office:value-type="string">
            <text:p>int</text:p>
          </table:table-cell>
          <table:table-cell office:value-type="string">
            <text:p>pub par défaut (0=autopromo, 1=pub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ADTAGS_FILE</text:p>
          </table:table-cell>
          <table:table-cell table:style-name="ce8" office:value-type="string">
            <text:p>string</text:p>
          </table:table-cell>
          <table:table-cell office:value-type="string">
            <text:p>chemin vers le dictionnaire des tags publicitaires (non utilisé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ADTAGS_REGIE</text:p>
          </table:table-cell>
          <table:table-cell table:style-name="ce8" office:value-type="string">
            <text:p>string</text:p>
          </table:table-cell>
          <table:table-cell office:value-type="string">
            <text:p>régie publicitaire utilisé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ADTAGS_TEMPLATE</text:p>
          </table:table-cell>
          <table:table-cell table:style-name="ce8" office:value-type="string">
            <text:p>string</text:p>
          </table:table-cell>
          <table:table-cell office:value-type="string">
            <text:p>chemin vers le template de publicité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ALLOW_COUNTRY</text:p>
          </table:table-cell>
          <table:table-cell table:style-name="ce8" office:value-type="string">
            <text:p>array</text:p>
          </table:table-cell>
          <table:table-cell office:value-type="string">
            <text:p>liste des pays autorisés à se loguer sur le sit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HAT_CONTROL_URL</text:p>
          </table:table-cell>
          <table:table-cell table:style-name="ce8" office:value-type="string">
            <text:p>string</text:p>
          </table:table-cell>
          <table:table-cell office:value-type="string">
            <text:p>url de la page web de contrôle du chat (iframe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MS_SOURCE</text:p>
          </table:table-cell>
          <table:table-cell table:style-name="ce8" office:value-type="string">
            <text:p>array</text:p>
          </table:table-cell>
          <table:table-cell office:value-type="string">
            <text:p>obsolète (voir EDITO_SOURCE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BLIGHT_BODY_BACKGROUND</text:p>
          </table:table-cell>
          <table:table-cell table:style-name="ce8" office:value-type="string">
            <text:p>string</text:p>
          </table:table-cell>
          <table:table-cell office:value-type="string">
            <text:p>couleur de fond du site (en hexa avec #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BLIGHT_CONTAINER_MARGIN</text:p>
          </table:table-cell>
          <table:table-cell table:style-name="ce8" office:value-type="string">
            <text:p>string</text:p>
          </table:table-cell>
          <table:table-cell office:value-type="string">
            <text:p>marge <text:s/>du div mtcHomeContainer (auto ou nombre en pixels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BLIGHT_FOOTER</text:p>
          </table:table-cell>
          <table:table-cell table:style-name="ce8" office:value-type="string">
            <text:p>string</text:p>
          </table:table-cell>
          <table:table-cell office:value-type="string">
            <text:p>chemin vers le htm du foote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BLIGHT_HEADER</text:p>
          </table:table-cell>
          <table:table-cell table:style-name="ce8" office:value-type="string">
            <text:p>string</text:p>
          </table:table-cell>
          <table:table-cell office:value-type="string">
            <text:p>chemin vers le htm du heade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BLIGHT_HEIGHTFOOTER</text:p>
          </table:table-cell>
          <table:table-cell table:style-name="ce8" office:value-type="string">
            <text:p>int</text:p>
          </table:table-cell>
          <table:table-cell office:value-type="string">
            <text:p>hauteur du foote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BLIGHT_HEIGHTHEADER</text:p>
          </table:table-cell>
          <table:table-cell table:style-name="ce8" office:value-type="string">
            <text:p>int</text:p>
          </table:table-cell>
          <table:table-cell office:value-type="string">
            <text:p>hauteur du heade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BLIGHT_SPECIFIC_CSS</text:p>
          </table:table-cell>
          <table:table-cell table:style-name="ce8" office:value-type="string">
            <text:p>string</text:p>
          </table:table-cell>
          <table:table-cell office:value-type="string">
            <text:p>chemin vers la CSS du co-brandé ligh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BLIGHT_SPECIFIC_FAVICON</text:p>
          </table:table-cell>
          <table:table-cell table:style-name="ce8" office:value-type="string">
            <text:p>string</text:p>
          </table:table-cell>
          <table:table-cell office:value-type="string">
            <text:p>chemin vers un favicon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BLIGHT_SPECIFIC_META_DESCRIPTION</text:p>
          </table:table-cell>
          <table:table-cell table:style-name="ce8" office:value-type="string">
            <text:p>string</text:p>
          </table:table-cell>
          <table:table-cell office:value-type="string">
            <text:p>champ meta description spécifiqu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BLIGHT_SPECIFIC_META_TITLE</text:p>
          </table:table-cell>
          <table:table-cell table:style-name="ce8" office:value-type="string">
            <text:p>string</text:p>
          </table:table-cell>
          <table:table-cell office:value-type="string">
            <text:p>champ méta titre spécifiqu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BLIGHT_TYPE_DISPLAY</text:p>
          </table:table-cell>
          <table:table-cell table:style-name="ce8" office:value-type="string">
            <text:p>string</text:p>
          </table:table-cell>
          <table:table-cell office:value-type="string">
            <text:p>comment afficher le cobrandé (IFRAME ou DIV) IFRAME par défau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BLIGHT_WIDTHFOOTER</text:p>
          </table:table-cell>
          <table:table-cell table:style-name="ce8" office:value-type="string">
            <text:p>int</text:p>
          </table:table-cell>
          <table:table-cell office:value-type="string">
            <text:p>largeur du foote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BLIGHT_WIDTHHEADER</text:p>
          </table:table-cell>
          <table:table-cell table:style-name="ce8" office:value-type="string">
            <text:p>int</text:p>
          </table:table-cell>
          <table:table-cell office:value-type="string">
            <text:p>largeur du heade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OKIE_PSEUDO</text:p>
          </table:table-cell>
          <table:table-cell table:style-name="ce8" office:value-type="string">
            <text:p>string</text:p>
          </table:table-cell>
          <table:table-cell office:value-type="string">
            <text:p>nom du cookie pseudo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OUNT_NEW_MEMBERS</text:p>
          </table:table-cell>
          <table:table-cell table:style-name="ce8" office:value-type="string">
            <text:p>int</text:p>
          </table:table-cell>
          <table:table-cell office:value-type="string">
            <text:p>nombre de nouveaux membres sur la home log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RM_DATE_FH_3M</text:p>
          </table:table-cell>
          <table:table-cell table:style-name="ce8" office:value-type="string">
            <text:p>string</text:p>
          </table:table-cell>
          <table:table-cell office:value-type="string">
            <text:p>(obsolete) url de muse en service de la v3 pour promotion pass 3 mois offers aux FH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SS_LOCA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localisé des cs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SS_MAIN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main des cs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CSS_PATH</text:p>
          </table:table-cell>
          <table:table-cell table:style-name="ce8" office:value-type="string">
            <text:p>string</text:p>
          </table:table-cell>
          <table:table-cell office:value-type="string">
            <text:p>racine des cs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EDITO_MANUEL</text:p>
          </table:table-cell>
          <table:table-cell table:style-name="ce8" office:value-type="string">
            <text:p>string</text:p>
          </table:table-cell>
          <table:table-cell office:value-type="string">
            <text:p>si EDITO_TYPE='MANUEL', définit le chemin vers l'édito à affiche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EDITO_TYPE</text:p>
          </table:table-cell>
          <table:table-cell table:style-name="ce8" office:value-type="string">
            <text:p>string</text:p>
          </table:table-cell>
          <table:table-cell office:value-type="string">
            <text:p>ordre de récupération de l'édito (LAST, RANDOM, MANUEL, OLD, EXPLOIT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EDITO_SOURCE</text:p>
          </table:table-cell>
          <table:table-cell table:style-name="ce8" office:value-type="string">
            <text:p>array</text:p>
          </table:table-cell>
          <table:table-cell office:value-type="string">
            <text:p>configuration de l'édito sur les cobrandé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EPTICA_ABUSE_COMPLAINT_SEND</text:p>
          </table:table-cell>
          <table:table-cell table:style-name="ce8" office:value-type="string">
            <text:p>bool</text:p>
          </table:table-cell>
          <table:table-cell office:value-type="string">
            <text:p>plaintes et abus via eptica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EVENT_DIRECTORY_PATH</text:p>
          </table:table-cell>
          <table:table-cell table:style-name="ce8" office:value-type="string">
            <text:p>string</text:p>
          </table:table-cell>
          <table:table-cell office:value-type="string">
            <text:p>dossier racine des event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FLASH_REMOTING_GATEWAY_URL</text:p>
          </table:table-cell>
          <table:table-cell table:style-name="ce8" office:value-type="string">
            <text:p>string</text:p>
          </table:table-cell>
          <table:table-cell office:value-type="string">
            <text:p>passerelle pour les communications flash (chat et events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GAYLESBIAN_REDIRECT</text:p>
          </table:table-cell>
          <table:table-cell table:style-name="ce8" office:value-type="string">
            <text:p>array/NULL</text:p>
          </table:table-cell>
          <table:table-cell office:value-type="string">
            <text:p>idem pour les HH et FF (obsolète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GEO_LISTS_FILE</text:p>
          </table:table-cell>
          <table:table-cell table:style-name="ce8" office:value-type="string">
            <text:p>string</text:p>
          </table:table-cell>
          <table:table-cell office:value-type="string">
            <text:p>chemin vers le dictionnaire localisé de listes géo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HOME_AUTOPROMO</text:p>
          </table:table-cell>
          <table:table-cell table:style-name="ce8" office:value-type="string">
            <text:p>int</text:p>
          </table:table-cell>
          <table:table-cell office:value-type="string">
            <text:p>ouvrir un autre site en pop unde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HOME_AUTOPROMO_SITE_UNDER_URL</text:p>
          </table:table-cell>
          <table:table-cell table:style-name="ce8" office:value-type="string">
            <text:p>string</text:p>
          </table:table-cell>
          <table:table-cell office:value-type="string">
            <text:p>site à ouvri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HOME_INDEX_NB_ONS</text:p>
          </table:table-cell>
          <table:table-cell table:style-name="ce8" office:value-type="string">
            <text:p>int</text:p>
          </table:table-cell>
          <table:table-cell office:value-type="string">
            <text:p>Nombres de personnes online à afficher sur la home index logué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IMG_LOCAL_AL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localisé all des imag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IMG_LOCA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localisé des imag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IMG_MAIN_AL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main all des imag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IMG_MAIN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main des imag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IMG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s imag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IS_TAIL</text:p>
          </table:table-cell>
          <table:table-cell table:style-name="ce8" office:value-type="string">
            <text:p>bool</text:p>
          </table:table-cell>
          <table:table-cell office:value-type="string">
            <text:p>Vrai = authent match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JS_LOCAL_AL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localisé all du javascrip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JS_LOCA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localisé du javascrip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JS_MAIN_AL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main all du javascrip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JS_MAIN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main du javascrip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JS_PATH</text:p>
          </table:table-cell>
          <table:table-cell table:style-name="ce8" office:value-type="string">
            <text:p>string</text:p>
          </table:table-cell>
          <table:table-cell office:value-type="string">
            <text:p>racine du dossier javascrip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LANGUE</text:p>
          </table:table-cell>
          <table:table-cell table:style-name="ce8" office:value-type="string">
            <text:p>string</text:p>
          </table:table-cell>
          <table:table-cell office:value-type="string">
            <text:p>Langue du wording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LINKS_FILE</text:p>
          </table:table-cell>
          <table:table-cell table:style-name="ce8" office:value-type="string">
            <text:p>string</text:p>
          </table:table-cell>
          <table:table-cell office:value-type="string">
            <text:p>chemin vers le dictionnaire des lien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LINKS_LOCAL_FILE</text:p>
          </table:table-cell>
          <table:table-cell table:style-name="ce8" office:value-type="string">
            <text:p>string</text:p>
          </table:table-cell>
          <table:table-cell office:value-type="string">
            <text:p>chemin vers le dictionnaire localisé des liens 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LOCAL_CMK</text:p>
          </table:table-cell>
          <table:table-cell table:style-name="ce8" office:value-type="string">
            <text:p>int</text:p>
          </table:table-cell>
          <table:table-cell office:value-type="string">
            <text:p>code marketing par défaut du sit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LOGOUT</text:p>
          </table:table-cell>
          <table:table-cell table:style-name="ce8" office:value-type="string">
            <text:p>NULL/string</text:p>
          </table:table-cell>
          <table:table-cell office:value-type="string">
            <text:p>Si = 'ok' : le logout redirige vers la page de logout, sinon vers la home non logué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MAFF_REDIRECT</text:p>
          </table:table-cell>
          <table:table-cell table:style-name="ce8" office:value-type="string">
            <text:p>array/NULL</text:p>
          </table:table-cell>
          <table:table-cell office:value-type="string">
            <text:p>idem pour meetic affinity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MATCH_PLATFORM</text:p>
          </table:table-cell>
          <table:table-cell table:style-name="ce8" office:value-type="string">
            <text:p>string</text:p>
          </table:table-cell>
          <table:table-cell office:value-type="string">
            <text:p>plateforme d'authent match (M5=UK, I6=Europe) uniquement si IS_TAIL vrai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MATCH_REDIRECT</text:p>
          </table:table-cell>
          <table:table-cell table:style-name="ce8" office:value-type="string">
            <text:p>string</text:p>
          </table:table-cell>
          <table:table-cell office:value-type="string">
            <text:p>lien pour revenir de l'authent <text:s/>uniquement si IS_TAIL vrai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MESSENGER_DIRECTORY_PATH</text:p>
          </table:table-cell>
          <table:table-cell table:style-name="ce8" office:value-type="string">
            <text:p>string</text:p>
          </table:table-cell>
          <table:table-cell office:value-type="string">
            <text:p>dossier du messenge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MOBILE_RELOC</text:p>
          </table:table-cell>
          <table:table-cell table:style-name="ce8" office:value-type="string">
            <text:p>string</text:p>
          </table:table-cell>
          <table:table-cell office:value-type="string">
            <text:p>url de redirection pour les mobil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MYPROFIL_PROGRESS_BAR_SIZE</text:p>
          </table:table-cell>
          <table:table-cell table:style-name="ce8" office:value-type="string">
            <text:p>int</text:p>
          </table:table-cell>
          <table:table-cell office:value-type="string">
            <text:p>taille en px de la barre de progression dans my profil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NATIONALITE_ID_DEFAULT</text:p>
          </table:table-cell>
          <table:table-cell table:style-name="ce8" office:value-type="string">
            <text:p>string</text:p>
          </table:table-cell>
          <table:table-cell office:value-type="string">
            <text:p>nationalité par défaut du site (mobile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NO_LADY</text:p>
          </table:table-cell>
          <table:table-cell table:style-name="ce8" office:value-type="string">
            <text:p>bool</text:p>
          </table:table-cell>
          <table:table-cell office:value-type="string">
            <text:p>Sur des cas particuliers, on redirige les FH vers la page Lady (apparemment plus utilisé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NOT_CASE_SENSITIVE_FOR_RA</text:p>
          </table:table-cell>
          <table:table-cell table:style-name="ce8" office:value-type="string">
            <text:p>int</text:p>
          </table:table-cell>
          <table:table-cell office:value-type="string">
            <text:p>1=pas case sensitive pour l'annulation de RA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ARTNER_TRACKING_TAG</text:p>
          </table:table-cell>
          <table:table-cell table:style-name="ce8" office:value-type="string">
            <text:p>string</text:p>
          </table:table-cell>
          <table:table-cell office:value-type="string">
            <text:p>tag javascript pour positionner le tag de tracking du cobrandé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ARTNER_TRACKING_TAG_SECTIONS_LIST</text:p>
          </table:table-cell>
          <table:table-cell table:style-name="ce8" office:value-type="string">
            <text:p>array</text:p>
          </table:table-cell>
          <table:table-cell office:value-type="string">
            <text:p>liste des sections où afficher ce tracking tag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AYMENT_LOCA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localisé du paiemen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AYMENT_MAIN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main du paiemen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AYMENT_PATH</text:p>
          </table:table-cell>
          <table:table-cell table:style-name="ce8" office:value-type="string">
            <text:p>string</text:p>
          </table:table-cell>
          <table:table-cell office:value-type="string">
            <text:p>racine du paiemen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AYS_ID_DEFAULT</text:p>
          </table:table-cell>
          <table:table-cell table:style-name="ce8" office:value-type="string">
            <text:p>string</text:p>
          </table:table-cell>
          <table:table-cell office:value-type="string">
            <text:p>pays par défaut du sit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HOTO_DEFAULT_BIGF</text:p>
          </table:table-cell>
          <table:table-cell table:style-name="ce9" office:value-type="string">
            <text:p>string</text:p>
          </table:table-cell>
          <table:table-cell office:value-type="string">
            <text:p>chemin vers la photo par défaut femme (grand format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HOTO_DEFAULT_BIGH</text:p>
          </table:table-cell>
          <table:table-cell table:style-name="ce9" office:value-type="string">
            <text:p>string</text:p>
          </table:table-cell>
          <table:table-cell office:value-type="string">
            <text:p>chemin vers la photo par défaut femme (grand format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9" office:value-type="string">
            <text:p>PHOTO_DEFAULT_LITTLEF</text:p>
          </table:table-cell>
          <table:table-cell table:style-name="ce9" office:value-type="string">
            <text:p>string</text:p>
          </table:table-cell>
          <table:table-cell office:value-type="string">
            <text:p>chemin vers la photo par défaut femme (petit format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HOTO_DEFAULT_LITTLEH</text:p>
          </table:table-cell>
          <table:table-cell table:style-name="ce9" office:value-type="string">
            <text:p>string</text:p>
          </table:table-cell>
          <table:table-cell office:value-type="string">
            <text:p>chemin vers la photo par défaut homme (petit format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HOTO_DEFAULT_VALIDF</text:p>
          </table:table-cell>
          <table:table-cell table:style-name="ce9" office:value-type="string">
            <text:p>string</text:p>
          </table:table-cell>
          <table:table-cell office:value-type="string">
            <text:p>chemin vers la photo par défaut pour l'attente de validation femm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HOTO_DEFAULT_VALIDH</text:p>
          </table:table-cell>
          <table:table-cell table:style-name="ce9" office:value-type="string">
            <text:p>string</text:p>
          </table:table-cell>
          <table:table-cell office:value-type="string">
            <text:p>chemin vers la photo par défaut pour l'attente de validation homm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9" office:value-type="string">
            <text:p>PHOTO_PATH</text:p>
          </table:table-cell>
          <table:table-cell table:style-name="ce9" office:value-type="string">
            <text:p>string</text:p>
          </table:table-cell>
          <table:table-cell office:value-type="string">
            <text:p>racine du dossier pour les photo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ROFILE_SUSPEND</text:p>
          </table:table-cell>
          <table:table-cell table:style-name="ce8" office:value-type="string">
            <text:p>bool</text:p>
          </table:table-cell>
          <table:table-cell office:value-type="string">
            <text:p>suspension de profil activ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SEUDO_SUFFIX</text:p>
          </table:table-cell>
          <table:table-cell table:style-name="ce8" office:value-type="string">
            <text:p>string</text:p>
          </table:table-cell>
          <table:table-cell office:value-type="string">
            <text:p>suffixe du pseudo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PUSH_MANAGER</text:p>
          </table:table-cell>
          <table:table-cell table:style-name="ce8" office:value-type="string">
            <text:p>bool</text:p>
          </table:table-cell>
          <table:table-cell office:value-type="string">
            <text:p>push info, promo activé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ECTION_TO_SHOW</text:p>
          </table:table-cell>
          <table:table-cell table:style-name="ce8" office:value-type="string">
            <text:p>array</text:p>
          </table:table-cell>
          <table:table-cell office:value-type="string">
            <text:p>tableau des sections globales à affiche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EO</text:p>
          </table:table-cell>
          <table:table-cell table:style-name="ce8" office:value-type="string">
            <text:p>string</text:p>
          </table:table-cell>
          <table:table-cell office:value-type="string">
            <text:p>affiche des sections spécifiques pour les moteurs de recherche ('COBRAND' ou 'MAIN'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IGNUP_AUTOEMAIL</text:p>
          </table:table-cell>
          <table:table-cell table:style-name="ce8" office:value-type="string">
            <text:p>bool</text:p>
          </table:table-cell>
          <table:table-cell office:value-type="string">
            <text:p>possibilité de signup sans entrer son email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IGNUP_AUTOEMAIL_ALTERNATIVE</text:p>
          </table:table-cell>
          <table:table-cell table:style-name="ce8" office:value-type="string">
            <text:p>bool</text:p>
          </table:table-cell>
          <table:table-cell office:value-type="string">
            <text:p>comportement alternatif pour l'auto email (afficher ou non les éléments relatifs aux email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IGNUP_AUTOEMAIL_FAKE_PROVIDER</text:p>
          </table:table-cell>
          <table:table-cell table:style-name="ce8" office:value-type="string">
            <text:p>string</text:p>
          </table:table-cell>
          <table:table-cell office:value-type="string">
            <text:p>faux serveur d'email utilisé pour renseigner l'email (<text:a xlink:href="mailto:pseudo@fake">pseudo@fake</text:a>_provider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IGNUP_AUTOEMAIL_MTCMK</text:p>
          </table:table-cell>
          <table:table-cell table:style-name="ce8" office:value-type="string">
            <text:p>int</text:p>
          </table:table-cell>
          <table:table-cell office:value-type="string">
            <text:p>code marketing correspondant au signup sans email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IGNUP_AUTOPSEUDO</text:p>
          </table:table-cell>
          <table:table-cell table:style-name="ce8" office:value-type="string">
            <text:p>bool</text:p>
          </table:table-cell>
          <table:table-cell office:value-type="string">
            <text:p>Si false, si le pseudo est deja pris, on affecte directement le premier pseudo alternatif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IT_IND</text:p>
          </table:table-cell>
          <table:table-cell table:style-name="ce8" office:value-type="string">
            <text:p>string</text:p>
          </table:table-cell>
          <table:table-cell office:value-type="string">
            <text:p>dans eptica pour repérer le site de provenanc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PECIAL_OP</text:p>
          </table:table-cell>
          <table:table-cell table:style-name="ce8" office:value-type="string">
            <text:p>string</text:p>
          </table:table-cell>
          <table:table-cell office:value-type="string">
            <text:p>opération spéciale 1 semaine gratuit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PECIFIC_GOOGLE_TRACKING_ID</text:p>
          </table:table-cell>
          <table:table-cell table:style-name="ce8" office:value-type="string">
            <text:p>string</text:p>
          </table:table-cell>
          <table:table-cell office:value-type="string">
            <text:p>mettre un google tracking ID particulie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POTLIGHTS</text:p>
          </table:table-cell>
          <table:table-cell table:style-name="ce8" office:value-type="string">
            <text:p>bool</text:p>
          </table:table-cell>
          <table:table-cell office:value-type="string">
            <text:p>afficher ou non les spotlights sur la homev et les index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SO_PROVIDERS</text:p>
          </table:table-cell>
          <table:table-cell table:style-name="ce8" office:value-type="string">
            <text:p>array</text:p>
          </table:table-cell>
          <table:table-cell office:value-type="string">
            <text:p>activer les logins via providers (1=MS Live ID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TATIC_ACCELERATE_ACTIVE</text:p>
          </table:table-cell>
          <table:table-cell table:style-name="ce8" office:value-type="string">
            <text:p>bool</text:p>
          </table:table-cell>
          <table:table-cell office:value-type="string">
            <text:p>switch global accelerat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TATIC_LOCAL_AL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localisé (pays) all des statiqu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TATIC_LOCA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localisé (pays) des statiqu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TATIC_MAIN_AL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main all des statiqu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TATIC_MAIN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main des statiqu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STATIC_PATH</text:p>
          </table:table-cell>
          <table:table-cell table:style-name="ce8" office:value-type="string">
            <text:p>string</text:p>
          </table:table-cell>
          <table:table-cell office:value-type="string">
            <text:p>Chemin racine vers les statiqu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TEL_NUMBER_SC</text:p>
          </table:table-cell>
          <table:table-cell table:style-name="ce8" office:value-type="string">
            <text:p>string</text:p>
          </table:table-cell>
          <table:table-cell office:value-type="string">
            <text:p>numéro de tel du sc pour les FAQ eptica (via variable {{TEL_NUM}}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TMPL_ALTERNATE_ROOT</text:p>
          </table:table-cell>
          <table:table-cell table:style-name="ce8" office:value-type="string">
            <text:p>string</text:p>
          </table:table-cell>
          <table:table-cell office:value-type="string">
            <text:p>racine alternative des templates (si le template n'existe pas dans cette racine, on prendra celui de la racine normale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TMPL_ROOT</text:p>
          </table:table-cell>
          <table:table-cell table:style-name="ce8" office:value-type="string">
            <text:p>string</text:p>
          </table:table-cell>
          <table:table-cell office:value-type="string">
            <text:p>racine des templat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tring</text:p>
          </table:table-cell>
          <table:table-cell office:value-type="string">
            <text:p>type de site (COBRANDLIGHT, MAIN, …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ULTEEM_REDIRECT</text:p>
          </table:table-cell>
          <table:table-cell table:style-name="ce8" office:value-type="string">
            <text:p>array/NULL</text:p>
          </table:table-cell>
          <table:table-cell office:value-type="string">
            <text:p>tableau contenant l'adresse (BASE_URL) et les parametres à positionner dans l'url (QUERYSTRING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V5_CSS_LOCA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localisé des css (v5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V5_CSS_MAIN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main des css (v5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V5_CSS_PATH</text:p>
          </table:table-cell>
          <table:table-cell table:style-name="ce8" office:value-type="string">
            <text:p>string</text:p>
          </table:table-cell>
          <table:table-cell office:value-type="string">
            <text:p>racine des css (v5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V5_IMG_LOCAL_AL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localisé all de la v5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V5_IMG_LOCA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localisé de la v5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V5_IMG_MAIN_AL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main all de la v5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V5_IMG_MAIN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main de la v5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V5_JS_LOCAL_AL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localisé all du javascript de la v6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V5_JS_MAIN_ALL_PATH</text:p>
          </table:table-cell>
          <table:table-cell table:style-name="ce8" office:value-type="string">
            <text:p>string</text:p>
          </table:table-cell>
          <table:table-cell office:value-type="string">
            <text:p>chemin vers le dossier main all du javascript de la v6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VIDEO_DIRECTORY_PATH</text:p>
          </table:table-cell>
          <table:table-cell table:style-name="ce8" office:value-type="string">
            <text:p>string</text:p>
          </table:table-cell>
          <table:table-cell office:value-type="string">
            <text:p>dossier des scripts php pour les video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WORDING_FILE</text:p>
          </table:table-cell>
          <table:table-cell table:style-name="ce8" office:value-type="string">
            <text:p>string</text:p>
          </table:table-cell>
          <table:table-cell office:value-type="string">
            <text:p>chemin vers le dictionnaire 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WORDING_FILE_LOCAL</text:p>
          </table:table-cell>
          <table:table-cell table:style-name="ce8" office:value-type="string">
            <text:p>string</text:p>
          </table:table-cell>
          <table:table-cell office:value-type="string">
            <text:p>chemin vers le dictionnaire localisé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YAHOO_KEYWORDS</text:p>
          </table:table-cell>
          <table:table-cell table:style-name="ce8" office:value-type="string">
            <text:p>int</text:p>
          </table:table-cell>
          <table:table-cell office:value-type="string">
            <text:p>affichage des keywords yahoo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GLOBAL</text:p>
          </table:table-cell>
          <table:table-cell table:style-name="ce8" office:value-type="string">
            <text:p>YAHOO_LINKS</text:p>
          </table:table-cell>
          <table:table-cell table:style-name="ce8" office:value-type="string">
            <text:p>int</text:p>
          </table:table-cell>
          <table:table-cell office:value-type="string">
            <text:p>affichage des liens yahoo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HAPPY_ENDS</text:p>
          </table:table-cell>
          <table:table-cell table:style-name="ce12" office:value-type="string">
            <text:p>ITW_ID</text:p>
          </table:table-cell>
          <table:table-cell table:style-name="ce9" office:value-type="string">
            <text:p>string</text:p>
          </table:table-cell>
          <table:table-cell office:value-type="string">
            <text:p>pays pour les interviews des happy ends si non renseigné, prend le <text:span text:style-name="T1">PAYS_I</text:span>D_SITE_DEFAUL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HAPPY_ENDS</text:p>
          </table:table-cell>
          <table:table-cell table:style-name="ce9" office:value-type="string">
            <text:p>MAX_HOME_INDEX_INTERVIEWS</text:p>
          </table:table-cell>
          <table:table-cell table:style-name="ce9" office:value-type="string">
            <text:p>int</text:p>
          </table:table-cell>
          <table:table-cell office:value-type="string">
            <text:p>nombre maximum d'interviews à afficher sur la home loguée (0 = affichage dynamique désactivé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EETIC_V5</text:p>
          </table:table-cell>
          <table:table-cell table:style-name="ce8" office:value-type="string">
            <text:p>ACTIVE</text:p>
          </table:table-cell>
          <table:table-cell table:style-name="ce8" office:value-type="string">
            <text:p>bool</text:p>
          </table:table-cell>
          <table:table-cell office:value-type="string">
            <text:p>switch d'activation de la V5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EETIC_V5</text:p>
          </table:table-cell>
          <table:table-cell table:style-name="ce8" office:value-type="string">
            <text:p>HOME_LOG_WALL_VERSION</text:p>
          </table:table-cell>
          <table:table-cell table:style-name="ce8" office:value-type="string">
            <text:p>string</text:p>
          </table:table-cell>
          <table:table-cell office:value-type="string">
            <text:p>version du wall à modifier pour forcer le refresh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EETIC_V5</text:p>
          </table:table-cell>
          <table:table-cell table:style-name="ce8" office:value-type="string">
            <text:p>MEETIC_V5_AUTHENT</text:p>
          </table:table-cell>
          <table:table-cell table:style-name="ce8" office:value-type="string">
            <text:p>bool</text:p>
          </table:table-cell>
          <table:table-cell office:value-type="string">
            <text:p>activation de l'authent v5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EETIC_V5</text:p>
          </table:table-cell>
          <table:table-cell table:style-name="ce8" office:value-type="string">
            <text:p>MEETIC_V5_HOMEV_SIGNUP</text:p>
          </table:table-cell>
          <table:table-cell table:style-name="ce8" office:value-type="string">
            <text:p>bool</text:p>
          </table:table-cell>
          <table:table-cell office:value-type="string">
            <text:p>activation du signup v5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EETIC_V5</text:p>
          </table:table-cell>
          <table:table-cell table:style-name="ce8" office:value-type="string">
            <text:p>WALL_SCORING_RULE</text:p>
          </table:table-cell>
          <table:table-cell table:style-name="ce8" office:value-type="string">
            <text:p>string</text:p>
          </table:table-cell>
          <table:table-cell office:value-type="string">
            <text:p>règle de calcul pour le score du wall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ACCEPT_FAKEUID</text:p>
          </table:table-cell>
          <table:table-cell table:style-name="ce4" office:value-type="string">
            <text:p>bool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ADMOB_ANALYTIC_ID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ADMOB_PUBLISHER_ID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ANCODAGE_TEXT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AUTHENT_REDIRECT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BILLING_CLASSNAME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BILLING_FORCED</text:p>
          </table:table-cell>
          <table:table-cell office:value-type="string">
            <text:p>bool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BRAND</text:p>
          </table:table-cell>
          <table:table-cell table:style-name="ce4" office:value-type="string">
            <text:p>string</text:p>
          </table:table-cell>
          <table:table-cell office:value-type="string">
            <text:p>marqu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CODE_MRK</text:p>
          </table:table-cell>
          <table:table-cell table:style-name="ce4" office:value-type="string">
            <text:p>int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COLOR_SERVIC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COOKIE_OPERATORID_FORCED</text:p>
          </table:table-cell>
          <table:table-cell table:style-name="ce4" office:value-type="string">
            <text:p>bool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CSS_SERVIC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DISCLAIMER_PAGES</text:p>
          </table:table-cell>
          <table:table-cell table:style-name="ce4" office:value-type="string">
            <text:p>arra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EMAIL_PHOTO_MMS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EMAIL_SERVICE_CLIENT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EPTICA_PREFIX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EPTICA_SIT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IMG_ROOT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IS_PREMIUM</text:p>
          </table:table-cell>
          <table:table-cell table:style-name="ce4" office:value-type="string">
            <text:p>bool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LANGUAGE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LOCALE_LANGUAGE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LOGO_SERVICE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MONEY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OPERATOR_LINK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OPERATOR_LINK_LABEL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OPERATOR_PATH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OPERATOR_SITE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RENDERING</text:p>
          </table:table-cell>
          <table:table-cell table:style-name="ce4" office:value-type="string">
            <text:p>array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SERVICE_NAME</text:p>
          </table:table-cell>
          <table:table-cell table:style-name="ce4" office:value-type="string">
            <text:p>string</text:p>
          </table:table-cell>
          <table:table-cell office:value-type="string">
            <text:p>nom du servic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SERVICE_TITLE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SESSION_OPERATOR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SIGNOUT_LINK</text:p>
          </table:table-cell>
          <table:table-cell table:style-name="ce4" office:value-type="string">
            <text:p>bool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SIGNUP_REDIRECT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SITE_WEB_REF</text:p>
          </table:table-cell>
          <table:table-cell table:style-name="ce4" office:value-type="string">
            <text:p>string</text:p>
          </table:table-cell>
          <table:table-cell table:number-columns-repeated="2"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MOBILE</text:p>
          </table:table-cell>
          <table:table-cell table:style-name="ce8" office:value-type="string">
            <text:p>WEBPASS_NAME</text:p>
          </table:table-cell>
          <table:table-cell table:style-name="ce4" office:value-type="string">
            <text:p>string</text:p>
          </table:table-cell>
          <table:table-cell office:value-type="string">
            <text:p>nom du pass Meetic localisé (zen, select...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NEW_OPTIONS</text:p>
          </table:table-cell>
          <table:table-cell table:style-name="ce8" office:value-type="string">
            <text:p>ABS</text:p>
          </table:table-cell>
          <table:table-cell table:style-name="ce8" office:value-type="string">
            <text:p>bool</text:p>
          </table:table-cell>
          <table:table-cell office:value-type="string">
            <text:p>gestionnaire d'absenc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NEW_OPTIONS</text:p>
          </table:table-cell>
          <table:table-cell table:style-name="ce8" office:value-type="string">
            <text:p>ACTIVE</text:p>
          </table:table-cell>
          <table:table-cell table:style-name="ce8" office:value-type="string">
            <text:p>bool</text:p>
          </table:table-cell>
          <table:table-cell office:value-type="string">
            <text:p>activation des nouvelles option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NEW_OPTIONS</text:p>
          </table:table-cell>
          <table:table-cell table:style-name="ce8" office:value-type="string">
            <text:p>CONFIRM_SEND_PUSH</text:p>
          </table:table-cell>
          <table:table-cell table:style-name="ce8" office:value-type="string">
            <text:p>bool</text:p>
          </table:table-cell>
          <table:table-cell office:value-type="string">
            <text:p>pousser un message pour souscrire le freecontac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NEW_OPTIONS</text:p>
          </table:table-cell>
          <table:table-cell table:style-name="ce8" office:value-type="string">
            <text:p>CRM_RECO</text:p>
          </table:table-cell>
          <table:table-cell table:style-name="ce8" office:value-type="string">
            <text:p>bool</text:p>
          </table:table-cell>
          <table:table-cell office:value-type="string">
            <text:p>affiche le dernier message CRM non lu de la bal à l'authen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NEW_OPTIONS</text:p>
          </table:table-cell>
          <table:table-cell table:style-name="ce8" office:value-type="string">
            <text:p>MAIL_DATE_READ</text:p>
          </table:table-cell>
          <table:table-cell table:style-name="ce8" office:value-type="string">
            <text:p>bool</text:p>
          </table:table-cell>
          <table:table-cell office:value-type="string">
            <text:p>afficher la date de lecture du messag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NEW_OPTIONS</text:p>
          </table:table-cell>
          <table:table-cell table:style-name="ce8" office:value-type="string">
            <text:p>MAIL_READ_NOTICE</text:p>
          </table:table-cell>
          <table:table-cell table:style-name="ce8" office:value-type="string">
            <text:p>bool</text:p>
          </table:table-cell>
          <table:table-cell office:value-type="string">
            <text:p>afficher la notification de lecture de messag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NEW_OPTIONS</text:p>
          </table:table-cell>
          <table:table-cell table:style-name="ce8" office:value-type="string">
            <text:p>SHOW_PREMIUM_PICTO</text:p>
          </table:table-cell>
          <table:table-cell table:style-name="ce8" office:value-type="string">
            <text:p>bool</text:p>
          </table:table-cell>
          <table:table-cell office:value-type="string">
            <text:p>afficher le picto premium sur la photo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OFFERS</text:p>
          </table:table-cell>
          <table:table-cell table:style-name="ce8" office:value-type="string">
            <text:p>DISPLAY_NUMTEL</text:p>
          </table:table-cell>
          <table:table-cell table:style-name="ce8" office:value-type="string">
            <text:p>bool</text:p>
          </table:table-cell>
          <table:table-cell office:value-type="string">
            <text:p>affiche un numero de tel sur la page de paiemen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PROMO_X_VISITS_PER_DAY</text:p>
          </table:table-cell>
          <table:table-cell table:style-name="ce8" office:value-type="string">
            <text:p>ACTIVE</text:p>
          </table:table-cell>
          <table:table-cell table:style-name="ce8" office:value-type="string">
            <text:p>bool</text:p>
          </table:table-cell>
          <table:table-cell office:value-type="string">
            <text:p>visites gratuites autorisé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PROMO_X_VISITS_PER_DAY</text:p>
          </table:table-cell>
          <table:table-cell table:style-name="ce8" office:value-type="string">
            <text:p>MAX_FIRST_DAY</text:p>
          </table:table-cell>
          <table:table-cell table:style-name="ce8" office:value-type="string">
            <text:p>int</text:p>
          </table:table-cell>
          <table:table-cell office:value-type="string">
            <text:p>maximum de visites gratuites le premier jou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PROMO_X_VISITS_PER_DAY</text:p>
          </table:table-cell>
          <table:table-cell table:style-name="ce8" office:value-type="string">
            <text:p>MAX_PER_DAY</text:p>
          </table:table-cell>
          <table:table-cell table:style-name="ce8" office:value-type="string">
            <text:p>int</text:p>
          </table:table-cell>
          <table:table-cell office:value-type="string">
            <text:p>maximum de visites gratuites par jour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PUSH_INVALID_EMAIL_NOTIFICATIONS</text:p>
          </table:table-cell>
          <table:table-cell table:style-name="ce8" office:value-type="string">
            <text:p>ACTIVE</text:p>
          </table:table-cell>
          <table:table-cell table:style-name="ce8" office:value-type="string">
            <text:p>bool</text:p>
          </table:table-cell>
          <table:table-cell office:value-type="string">
            <text:p>active la notification push d'email invalid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PUSH_INVALID_EMAIL_NOTIFICATIONS</text:p>
          </table:table-cell>
          <table:table-cell table:style-name="ce8" office:value-type="string">
            <text:p>DISPLAY_INTERVAL_LISTS</text:p>
          </table:table-cell>
          <table:table-cell table:style-name="ce8" office:value-type="string">
            <text:p>int</text:p>
          </table:table-cell>
          <table:table-cell table:style-name="ce17" office:value-type="string">
            <text:p>montrer la notification toutes les X listes vu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PUSH_INVALID_EMAIL_NOTIFICATIONS</text:p>
          </table:table-cell>
          <table:table-cell table:style-name="ce8" office:value-type="string">
            <text:p>DISPLAY_INTERVAL_PROFILE</text:p>
          </table:table-cell>
          <table:table-cell table:style-name="ce8" office:value-type="string">
            <text:p>int</text:p>
          </table:table-cell>
          <table:table-cell office:value-type="string">
            <text:p>montrer la notification tous les X profils vu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PUSH_INVALID_EMAIL_NOTIFICATIONS</text:p>
          </table:table-cell>
          <table:table-cell table:style-name="ce8" office:value-type="string">
            <text:p>MAX_SHOW</text:p>
          </table:table-cell>
          <table:table-cell table:style-name="ce8" office:value-type="string">
            <text:p>int</text:p>
          </table:table-cell>
          <table:table-cell office:value-type="string">
            <text:p>nombre maximum de fois où on affiche la notification d'email invalid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PUSH_INVALID_EMAIL_NOTIFICATIONS</text:p>
          </table:table-cell>
          <table:table-cell table:style-name="ce8" office:value-type="string">
            <text:p>PROMO_VALID_EMAIL_X_VISITS_PER_DAY</text:p>
          </table:table-cell>
          <table:table-cell table:style-name="ce8" office:value-type="string">
            <text:p>array</text:p>
          </table:table-cell>
          <table:table-cell office:value-type="string">
            <text:p>incrément de X visites gratuites pour avoir validé l'email (tableau par kvk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REFLISTS</text:p>
          </table:table-cell>
          <table:table-cell table:style-name="ce8" office:value-type="string">
            <text:p>DEFAULTLOCALE</text:p>
          </table:table-cell>
          <table:table-cell table:style-name="ce8" office:value-type="string">
            <text:p>string</text:p>
          </table:table-cell>
          <table:table-cell office:value-type="string">
            <text:p>locale par défaut de la reflis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9" office:value-type="string">
            <text:p>REFLISTS</text:p>
          </table:table-cell>
          <table:table-cell table:style-name="ce8" office:value-type="string">
            <text:p>REFLISTS_MODE_LABEL_OTHER</text:p>
          </table:table-cell>
          <table:table-cell table:style-name="ce8" office:value-type="string">
            <text:p>??</text:p>
          </table:table-cell>
          <table:table-cell office:value-type="string">
            <text:p>inconnu (non utilisé dans meetic)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SEARCH</text:p>
          </table:table-cell>
          <table:table-cell table:style-name="ce9" office:value-type="string">
            <text:p>DISTANCE_DEFAULT</text:p>
          </table:table-cell>
          <table:table-cell table:style-name="ce9" office:value-type="string">
            <text:p>int</text:p>
          </table:table-cell>
          <table:table-cell office:value-type="string">
            <text:p>distance par défaut pour la recherch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SEARCH</text:p>
          </table:table-cell>
          <table:table-cell table:style-name="ce12" office:value-type="string">
            <text:p>POSTCODE_SEARCH_TYPE</text:p>
          </table:table-cell>
          <table:table-cell table:style-name="ce9" office:value-type="string">
            <text:p>string</text:p>
          </table:table-cell>
          <table:table-cell office:value-type="string">
            <text:p>Si = 'EXACT', recherche exacte de postcode (sans * à la fin) pour UK principalement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WALL</text:p>
          </table:table-cell>
          <table:table-cell table:style-name="ce9" office:value-type="string">
            <text:p>[KVK]=&gt;NB_FICHES</text:p>
          </table:table-cell>
          <table:table-cell table:style-name="ce9" office:value-type="string">
            <text:p>int</text:p>
          </table:table-cell>
          <table:table-cell office:value-type="string">
            <text:p>nombre de profils voulu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WALL</text:p>
          </table:table-cell>
          <table:table-cell table:style-name="ce8" office:value-type="string">
            <text:p>[KVK]=&gt;PC_NEWS</text:p>
          </table:table-cell>
          <table:table-cell table:style-name="ce8" office:value-type="string">
            <text:p>int</text:p>
          </table:table-cell>
          <table:table-cell office:value-type="string">
            <text:p>pourcentage de nouveaux membres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WALL</text:p>
          </table:table-cell>
          <table:table-cell table:style-name="ce8" office:value-type="string">
            <text:p>[KVK]=&gt;PC_ONLINE</text:p>
          </table:table-cell>
          <table:table-cell table:style-name="ce8" office:value-type="string">
            <text:p>int</text:p>
          </table:table-cell>
          <table:table-cell office:value-type="string">
            <text:p>pourcentage de online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WALL</text:p>
          </table:table-cell>
          <table:table-cell table:style-name="ce8" office:value-type="string">
            <text:p>[KVK]=&gt;PC_PREMIUM</text:p>
          </table:table-cell>
          <table:table-cell table:style-name="ce8" office:value-type="string">
            <text:p>int</text:p>
          </table:table-cell>
          <table:table-cell office:value-type="string">
            <text:p>pourcentage de membres premium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WALL</text:p>
          </table:table-cell>
          <table:table-cell table:style-name="ce8" office:value-type="string">
            <text:p>[KVK]=&gt;PC_PUSHPROFIL</text:p>
          </table:table-cell>
          <table:table-cell table:style-name="ce8" office:value-type="string">
            <text:p>int</text:p>
          </table:table-cell>
          <table:table-cell office:value-type="string">
            <text:p>pourcentage de push profil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WALL</text:p>
          </table:table-cell>
          <table:table-cell table:style-name="ce8" office:value-type="string">
            <text:p>[KVK]=&gt;TTL_CACHE_FICHIER</text:p>
          </table:table-cell>
          <table:table-cell table:style-name="ce8" office:value-type="string">
            <text:p>int</text:p>
          </table:table-cell>
          <table:table-cell office:value-type="string">
            <text:p>temps de vie en secondes du cache fichier pour pushprofil, nouveaux membres et premium</text:p>
          </table:table-cell>
          <table:table-cell/>
        </table:table-row>
        <table:table-row table:style-name="ro2">
          <table:table-cell table:style-name="ce3" office:value-type="string">
            <text:p>$siteConfiguration</text:p>
          </table:table-cell>
          <table:table-cell table:style-name="ce8" office:value-type="string">
            <text:p>WALL</text:p>
          </table:table-cell>
          <table:table-cell table:style-name="ce8" office:value-type="string">
            <text:p>[KVK]=&gt;TTL_ONLINE</text:p>
          </table:table-cell>
          <table:table-cell table:style-name="ce8" office:value-type="string">
            <text:p>int</text:p>
          </table:table-cell>
          <table:table-cell office:value-type="string">
            <text:p>temps de vie en secondes du cache session pour les membres online</text:p>
          </table:table-cell>
          <table:table-cell/>
        </table:table-row>
        <table:table-row table:style-name="ro2">
          <table:table-cell table:number-columns-repeated="2"/>
          <table:table-cell table:style-name="ce8"/>
          <table:table-cell table:number-columns-repeated="3"/>
        </table:table-row>
        <table:table-row table:style-name="ro2" table:number-rows-repeated="5">
          <table:table-cell table:number-columns-repeated="6"/>
        </table:table-row>
        <table:table-row table:style-name="ro2">
          <table:table-cell/>
          <table:table-cell table:style-name="ce10"/>
          <table:table-cell table:style-name="ce14" table:number-columns-repeated="2"/>
          <table:table-cell table:style-name="ce10"/>
          <table:table-cell/>
        </table:table-row>
        <table:table-row table:style-name="ro2" table:number-rows-repeated="254">
          <table:table-cell table:style-name="ce5" table:number-columns-repeated="2"/>
          <table:table-cell table:style-name="ce15" table:number-columns-repeated="2"/>
          <table:table-cell table:style-name="ce5"/>
          <table:table-cell/>
        </table:table-row>
        <table:table-row table:style-name="ro2" table:number-rows-repeated="104812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ctions.inc" table:style-name="ta1" table:print="false">
        <table:table-column table:style-name="co7" table:default-cell-style-name="ce3"/>
        <table:table-column table:style-name="co8" table:default-cell-style-name="ce8"/>
        <table:table-column table:style-name="co9" table:default-cell-style-name="ce4"/>
        <table:table-row table:style-name="ro3">
          <table:table-cell table:style-name="ce1" office:value-type="string" table:number-columns-spanned="3" table:number-rows-spanned="1">
            <text:p>Droits sur les actions dans le site</text:p>
          </table:table-cell>
          <table:covered-table-cell table:style-name="ce7"/>
          <table:covered-table-cell table:style-name="ce16"/>
        </table:table-row>
        <table:table-row table:style-name="ro2">
          <table:table-cell table:style-name="ce2" office:value-type="string">
            <text:p>Variable</text:p>
          </table:table-cell>
          <table:table-cell table:style-name="ce2" office:value-type="string">
            <text:p>Code action</text:p>
          </table:table-cell>
          <table:table-cell table:style-name="ce2" office:value-type="string">
            <text:p>Explication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ALBPHO</text:p>
          </table:table-cell>
          <table:table-cell office:value-type="string">
            <text:p>Consulter l'album photo d'un membre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ALBVID</text:p>
          </table:table-cell>
          <table:table-cell office:value-type="string">
            <text:p>Consulter l'album vidéo d'un membre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MAILW</text:p>
          </table:table-cell>
          <table:table-cell office:value-type="string">
            <text:p>Écrire un mail à un membre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MAILWL</text:p>
          </table:table-cell>
          <table:table-cell office:value-type="string">
            <text:p>Écrire un mail à un membre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MAILABS</text:p>
          </table:table-cell>
          <table:table-cell office:value-type="string">
            <text:p>Accéder au gestionnaire d'absence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MAILR</text:p>
          </table:table-cell>
          <table:table-cell office:value-type="string">
            <text:p>Lire le mail d'un membre (première lecture)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MAILRVIP</text:p>
          </table:table-cell>
          <table:table-cell office:value-type="string">
            <text:p>Lire le mail d'un membre VIP (première lecture)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MAILREPLY</text:p>
          </table:table-cell>
          <table:table-cell office:value-type="string">
            <text:p>Répondre a un mail d'un membre payant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MAILREPLYVIP</text:p>
          </table:table-cell>
          <table:table-cell office:value-type="string">
            <text:p>Répondre a un mail d'un membre VIP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IMW</text:p>
          </table:table-cell>
          <table:table-cell office:value-type="string">
            <text:p>Écrire un message chat à  un membre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IMREPLY</text:p>
          </table:table-cell>
          <table:table-cell office:value-type="string">
            <text:p>Répondre a un un message chat d'un membre payant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IMREPLYVIP</text:p>
          </table:table-cell>
          <table:table-cell office:value-type="string">
            <text:p>Répondre a un un message chat d'un membre VIP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SIMPROF</text:p>
          </table:table-cell>
          <table:table-cell office:value-type="string">
            <text:p>Rechercher de profiles similaires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GREYLIST</text:p>
          </table:table-cell>
          <table:table-cell office:value-type="string">
            <text:p>Greylistage d'un membre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IDEA</text:p>
          </table:table-cell>
          <table:table-cell office:value-type="string">
            <text:p>Lister l'idéal d'un membre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VIS</text:p>
          </table:table-cell>
          <table:table-cell office:value-type="string">
            <text:p>Visiter la fiche d'un membre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FLASH</text:p>
          </table:table-cell>
          <table:table-cell office:value-type="string">
            <text:p>Flasher un utilisateur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LISTIS</text:p>
          </table:table-cell>
          <table:table-cell office:value-type="string">
            <text:p>Lister les membres dont je suis leur idéal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LISTSL</text:p>
          </table:table-cell>
          <table:table-cell office:value-type="string">
            <text:p>Lister les âmes sœurs d'un membre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LISTVI</text:p>
          </table:table-cell>
          <table:table-cell office:value-type="string">
            <text:p>Lister les personnes qui ont visité mon profil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SEARW</text:p>
          </table:table-cell>
          <table:table-cell office:value-type="string">
            <text:p>Enregistrer une recherche avancée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INDIS</text:p>
          </table:table-cell>
          <table:table-cell office:value-type="string">
            <text:p>Se rendre indisponible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IFILT</text:p>
          </table:table-cell>
          <table:table-cell office:value-type="string">
            <text:p>Activer le filtre inverse sur les Ons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HELP</text:p>
          </table:table-cell>
          <table:table-cell office:value-type="string">
            <text:p>Consulter la faq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UPDANN</text:p>
          </table:table-cell>
          <table:table-cell office:value-type="string">
            <text:p>Modification d'annonce</text:p>
          </table:table-cell>
        </table:table-row>
        <table:table-row table:style-name="ro2">
          <table:table-cell office:value-type="string">
            <text:p>$rightsConfiguration</text:p>
          </table:table-cell>
          <table:table-cell office:value-type="string">
            <text:p>ABS</text:p>
          </table:table-cell>
          <table:table-cell office:value-type="string">
            <text:p>Activer le gestionnaire d'absence</text:p>
          </table:table-cell>
        </table:table-row>
        <table:table-row table:style-name="ro2">
          <table:table-cell table:style-name="ce19" office:value-type="string">
            <text:p>$rightsConfiguration</text:p>
          </table:table-cell>
          <table:table-cell table:style-name="ce20" office:value-type="string">
            <text:p>LISTIFLASH</text:p>
          </table:table-cell>
          <table:table-cell table:style-name="ce10" office:value-type="string">
            <text:p>liste des profils que j'ai flashe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2">
          <table:table-cell table:style-name="ce5" office:value-type="string">
            <text:p>gère les droits des utilisateurs sur les différentes fonctionnalités du site en fonction du kvk (initiateur de l'action et destinataire de l'action) et du pass</text:p>
          </table:table-cell>
          <table:table-cell table:style-name="Default" table:number-columns-repeated="2"/>
        </table:table-row>
      </table:table>
      <table:table table:name="authent_steps.inc" table:style-name="ta1" table:print="false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table:number-columns-spanned="2" table:number-rows-spanned="1">
            <text:p>Etapes post authentification</text:p>
          </table:table-cell>
          <table:covered-table-cell table:style-name="ce21"/>
        </table:table-row>
        <table:table-row table:style-name="ro2">
          <table:table-cell table:style-name="ce2" office:value-type="string">
            <text:p>nom de l'étape</text:p>
          </table:table-cell>
          <table:table-cell table:style-name="ce2" office:value-type="string">
            <text:p>description</text:p>
          </table:table-cell>
        </table:table-row>
        <table:table-row table:style-name="ro2">
          <table:table-cell table:style-name="ce3" office:value-type="string">
            <text:p>email</text:p>
          </table:table-cell>
          <table:table-cell table:style-name="ce22" office:value-type="string">
            <text:p>propose de renseigner son email</text:p>
          </table:table-cell>
        </table:table-row>
        <table:table-row table:style-name="ro2">
          <table:table-cell table:style-name="ce3" office:value-type="string">
            <text:p>valid_email</text:p>
          </table:table-cell>
          <table:table-cell table:style-name="ce22" office:value-type="string">
            <text:p>propose de valider son email (via code ou lien d'activation)</text:p>
          </table:table-cell>
        </table:table-row>
        <table:table-row table:style-name="ro2">
          <table:table-cell table:style-name="ce3" office:value-type="string">
            <text:p>mandatory1</text:p>
          </table:table-cell>
          <table:table-cell table:style-name="ce22" office:value-type="string">
            <text:p>propose de remplir les informations importantes (statut marital, enfants, taille, apparence physique, couleur de cheveux, couleur des yeux)</text:p>
          </table:table-cell>
        </table:table-row>
        <table:table-row table:style-name="ro2">
          <table:table-cell table:style-name="ce3" office:value-type="string">
            <text:p>announce</text:p>
          </table:table-cell>
          <table:table-cell table:style-name="ce22" office:value-type="string">
            <text:p>propose de remplir son annonce</text:p>
          </table:table-cell>
        </table:table-row>
        <table:table-row table:style-name="ro2">
          <table:table-cell table:style-name="ce3" office:value-type="string">
            <text:p>photo</text:p>
          </table:table-cell>
          <table:table-cell table:style-name="ce22" office:value-type="string">
            <text:p>propose d'uploader une photo</text:p>
          </table:table-cell>
        </table:table-row>
        <table:table-row table:style-name="ro2">
          <table:table-cell table:style-name="ce19" office:value-type="string">
            <text:p>singleselection</text:p>
          </table:table-cell>
          <table:table-cell table:style-name="ce23" office:value-type="string">
            <text:p>propose une sélection de personnes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>
            <text:p>Ces différentes étapes sont proposées aléatoirement juste après le login en fonction de la complétion de la fiche profil et du kvk</text:p>
          </table:table-cell>
          <table:table-cell/>
        </table:table-row>
        <table:table-row table:style-name="ro4">
          <table:table-cell office:value-type="string">
            <text:p>la partie <text:span text:style-name="T2">filters</text:span> correspond aux conditions requises pour présenter l'étape</text:p>
          </table:table-cell>
          <table:table-cell/>
        </table:table-row>
        <table:table-row table:style-name="ro4">
          <table:table-cell office:value-type="string">
            <text:p><text:span text:style-name="T2">interval random</text:span> est la probabilité de proposer l'étape</text:p>
          </table:table-cell>
          <table:table-cell/>
        </table:table-row>
        <table:table-row table:style-name="ro4">
          <table:table-cell office:value-type="string">
            <text:p><text:span text:style-name="T2">kvk</text:span> est un tableau de kvk à qui on peut proposer l'étape</text:p>
          </table:table-cell>
          <table:table-cell/>
        </table:table-row>
      </table:table>
      <table:table table:name="cross_selling.inc" table:style-name="ta1" table:print="false">
        <table:table-column table:style-name="co12" table:default-cell-style-name="ce24"/>
        <table:table-column table:style-name="co13" table:default-cell-style-name="ce24"/>
        <table:table-column table:style-name="co14" table:default-cell-style-name="ce25"/>
        <table:table-column table:style-name="co15" table:default-cell-style-name="ce25"/>
        <table:table-column table:style-name="co2" table:default-cell-style-name="ce25"/>
        <table:table-column table:style-name="co15" table:default-cell-style-name="ce5"/>
        <table:table-row table:style-name="ro1">
          <table:table-cell table:style-name="ce1" office:value-type="string" table:number-columns-spanned="6" table:number-rows-spanned="1">
            <text:p>Configuration des annonces de cross selling</text:p>
          </table:table-cell>
          <table:covered-table-cell table:style-name="ce1"/>
          <table:covered-table-cell table:style-name="ce7"/>
          <table:covered-table-cell table:style-name="ce7"/>
          <table:covered-table-cell table:style-name="ce7"/>
          <table:covered-table-cell table:style-name="ce16"/>
        </table:table-row>
        <table:table-row table:style-name="ro2">
          <table:table-cell table:style-name="ce2" office:value-type="string">
            <text:p>Variable</text:p>
          </table:table-cell>
          <table:table-cell table:style-name="ce2" office:value-type="string">
            <text:p>Clé</text:p>
          </table:table-cell>
          <table:table-cell table:style-name="ce2" office:value-type="string">
            <text:p>Zone d'affichage</text:p>
          </table:table-cell>
          <table:table-cell table:style-name="ce2" office:value-type="string">
            <text:p>Template</text:p>
          </table:table-cell>
          <table:table-cell table:style-name="ce2" office:value-type="string">
            <text:p>Code de l'annonce</text:p>
          </table:table-cell>
          <table:table-cell table:style-name="ce2" office:value-type="string">
            <text:p>Explication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enable</text:p>
          </table:table-cell>
          <table:table-cell table:number-columns-repeated="3"/>
          <table:table-cell office:value-type="string">
            <text:p>active globalement le cross selling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default</text:p>
          </table:table-cell>
          <table:table-cell office:value-type="string">
            <text:p>campagne par default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default_gay</text:p>
          </table:table-cell>
          <table:table-cell office:value-type="string">
            <text:p>idem pour les gay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ap_HH_HF_prem_wall</text:p>
          </table:table-cell>
          <table:table-cell office:value-type="string">
            <text:p>autopromo push premium wall homme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ap_FF_FH_prem_wall</text:p>
          </table:table-cell>
          <table:table-cell office:value-type="string">
            <text:p>autopromo push premium wall femme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ap_zen_avantages_mobile</text:p>
          </table:table-cell>
          <table:table-cell office:value-type="string">
            <text:p>autopromo avantages mobile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ap_zen_receipt</text:p>
          </table:table-cell>
          <table:table-cell office:value-type="string">
            <text:p>autopromo accusé de lecture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_fullprofile_send</text:p>
          </table:table-cell>
          <table:table-cell office:value-type="string">
            <text:p>members/index_full.xpl</text:p>
          </table:table-cell>
          <table:table-cell office:value-type="string">
            <text:p>send_ok_nopush</text:p>
          </table:table-cell>
          <table:table-cell office:value-type="string">
            <text:p>message de confirmation d'envoi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_fullprofile_send</text:p>
          </table:table-cell>
          <table:table-cell office:value-type="string">
            <text:p>members/index_full.xpl</text:p>
          </table:table-cell>
          <table:table-cell office:value-type="string">
            <text:p>send_ok_push_premium</text:p>
          </table:table-cell>
          <table:table-cell office:value-type="string">
            <text:p>idem avec push premium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_fullprofile_send</text:p>
          </table:table-cell>
          <table:table-cell office:value-type="string">
            <text:p>members/index_full.xpl</text:p>
          </table:table-cell>
          <table:table-cell office:value-type="string">
            <text:p>send_ok_push_standard</text:p>
          </table:table-cell>
          <table:table-cell office:value-type="string">
            <text:p>idem avec push standard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cartouche</text:p>
          </table:table-cell>
          <table:table-cell office:value-type="string">
            <text:p>home/inc_homelog_flyers.inc</text:p>
          </table:table-cell>
          <table:table-cell office:value-type="string">
            <text:p>pc_threerules</text:p>
          </table:table-cell>
          <table:table-cell office:value-type="string">
            <text:p>lien vers les 3 règle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cartouche</text:p>
          </table:table-cell>
          <table:table-cell office:value-type="string">
            <text:p>home/inc_homelog_flyers.inc</text:p>
          </table:table-cell>
          <table:table-cell office:value-type="string">
            <text:p>pc_findlove</text:p>
          </table:table-cell>
          <table:table-cell office:value-type="string">
            <text:p>lien vers ils ont trouvé l'amour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ons</text:p>
          </table:table-cell>
          <table:table-cell office:value-type="string">
            <text:p>search/inc_box_cross_selling.xpl</text:p>
          </table:table-cell>
          <table:table-cell office:value-type="string">
            <text:p>ap_HH_HF_prem_wall</text:p>
          </table:table-cell>
          <table:table-cell table:formula="of:=[.F6]" office:value-type="string" office:string-value="autopromo push premium wall hommes">
            <text:p>autopromo push premium wall homme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ons</text:p>
          </table:table-cell>
          <table:table-cell office:value-type="string">
            <text:p>search/inc_box_cross_selling.xpl</text:p>
          </table:table-cell>
          <table:table-cell office:value-type="string">
            <text:p>ap_FF_FH_prem_wall</text:p>
          </table:table-cell>
          <table:table-cell table:formula="of:=[.F7]" office:value-type="string" office:string-value="autopromo push premium wall femmes">
            <text:p>autopromo push premium wall femme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ons</text:p>
          </table:table-cell>
          <table:table-cell office:value-type="string">
            <text:p>search/inc_box_cross_selling.xpl</text:p>
          </table:table-cell>
          <table:table-cell office:value-type="string">
            <text:p>ap_zen_avantages_mobile</text:p>
          </table:table-cell>
          <table:table-cell table:formula="of:=[.F8]" office:value-type="string" office:string-value="autopromo avantages mobile">
            <text:p>autopromo avantages mobile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ons</text:p>
          </table:table-cell>
          <table:table-cell office:value-type="string">
            <text:p>search/inc_box_cross_selling.xpl</text:p>
          </table:table-cell>
          <table:table-cell office:value-type="string">
            <text:p>ap_zen_receipt</text:p>
          </table:table-cell>
          <table:table-cell table:formula="of:=[.F9]" office:value-type="string" office:string-value="autopromo accusé de lecture">
            <text:p>autopromo accusé de lecture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.xpl et header_footer/push_info.xpl</text:p>
          </table:table-cell>
          <table:table-cell office:value-type="string">
            <text:p>pushinfo_incitation_email</text:p>
          </table:table-cell>
          <table:table-cell office:value-type="string">
            <text:p>incentive pour remplir l'email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.xpl et header_footer/push_info.xpl</text:p>
          </table:table-cell>
          <table:table-cell office:value-type="string">
            <text:p>pushinfo_incitation_email_valid</text:p>
          </table:table-cell>
          <table:table-cell office:value-type="string">
            <text:p>idem pour valider l'email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.xpl et header_footer/push_info.xpl</text:p>
          </table:table-cell>
          <table:table-cell office:value-type="string">
            <text:p>pushinfo_speed_message</text:p>
          </table:table-cell>
          <table:table-cell office:value-type="string">
            <text:p>idem envoi de speed message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.xpl et header_footer/push_info.xpl</text:p>
          </table:table-cell>
          <table:table-cell office:value-type="string">
            <text:p>pushinfo_messenger</text:p>
          </table:table-cell>
          <table:table-cell office:value-type="string">
            <text:p>idem pour le chat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.xpl et header_footer/push_info.xpl</text:p>
          </table:table-cell>
          <table:table-cell office:value-type="string">
            <text:p>pushinfo_favorite_search</text:p>
          </table:table-cell>
          <table:table-cell office:value-type="string">
            <text:p>idem pour enregistrer les recherche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.xpl et header_footer/push_info.xpl</text:p>
          </table:table-cell>
          <table:table-cell office:value-type="string">
            <text:p>pushinfo_album</text:p>
          </table:table-cell>
          <table:table-cell office:value-type="string">
            <text:p>idem pour remplir l'album photo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.xpl et header_footer/push_info.xpl</text:p>
          </table:table-cell>
          <table:table-cell office:value-type="string">
            <text:p>pushinfo_meetic_test</text:p>
          </table:table-cell>
          <table:table-cell office:value-type="string">
            <text:p>idem pour faire un meetic test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.xpl et header_footer/push_info.xpl</text:p>
          </table:table-cell>
          <table:table-cell office:value-type="string">
            <text:p>pushinfo_video</text:p>
          </table:table-cell>
          <table:table-cell office:value-type="string">
            <text:p>(obsolete) idem pour envoyer une video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yment</text:p>
          </table:table-cell>
          <table:table-cell office:value-type="string">
            <text:p>offers/inc_coaching.xpl</text:p>
          </table:table-cell>
          <table:table-cell office:value-type="string">
            <text:p>ask_email</text:p>
          </table:table-cell>
          <table:table-cell office:value-type="string">
            <text:p>incentive email sur page d'offer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yment</text:p>
          </table:table-cell>
          <table:table-cell office:value-type="string">
            <text:p>offers/inc_coaching.xpl</text:p>
          </table:table-cell>
          <table:table-cell office:value-type="string">
            <text:p>validation_email</text:p>
          </table:table-cell>
          <table:table-cell office:value-type="string">
            <text:p>idem pour la validation d'email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promo_standard</text:p>
          </table:table-cell>
          <table:table-cell office:value-type="string">
            <text:p>pub nouveaux tarif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promo_standard_6M10E</text:p>
          </table:table-cell>
          <table:table-cell office:value-type="string">
            <text:p>Pub -10 euro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promo_select</text:p>
          </table:table-cell>
          <table:table-cell office:value-type="string">
            <text:p>incentive select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promo_premium</text:p>
          </table:table-cell>
          <table:table-cell office:value-type="string">
            <text:p>incentive premium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promo_all_offers</text:p>
          </table:table-cell>
          <table:table-cell office:value-type="string">
            <text:p>all offer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promo_1M1M</text:p>
          </table:table-cell>
          <table:table-cell table:style-name="ce26" office:value-type="string">
            <text:p>1mois + 1 gratuit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promo_1M5E</text:p>
          </table:table-cell>
          <table:table-cell office:value-type="string">
            <text:p>1 mois 5 euro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promo_all_offers_zen</text:p>
          </table:table-cell>
          <table:table-cell table:style-name="Default" office:value-type="string">
            <text:p>push aux payants option zen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premium_1_stand</text:p>
          </table:table-cell>
          <table:table-cell table:style-name="Default" office:value-type="string">
            <text:p>incentive premium pour les payant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premium_1_zen</text:p>
          </table:table-cell>
          <table:table-cell table:style-name="Default" office:value-type="string">
            <text:p>idem avec les payants zen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premium_2_stand</text:p>
          </table:table-cell>
          <table:table-cell table:style-name="Default" office:value-type="string">
            <text:p>incentive alternative premium pour payant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premium_2_zen</text:p>
          </table:table-cell>
          <table:table-cell table:style-name="Default" office:value-type="string">
            <text:p>idem avec les payants zen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Zen_1_stand</text:p>
          </table:table-cell>
          <table:table-cell table:style-name="Default" office:value-type="string">
            <text:p>incentive zen pour les payant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Zen_2_stand</text:p>
          </table:table-cell>
          <table:table-cell table:style-name="Default" office:value-type="string">
            <text:p>idem avec les payants premium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Zen_1_prem</text:p>
          </table:table-cell>
          <table:table-cell table:style-name="Default" office:value-type="string">
            <text:p>incentive alternative zen pour payant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</text:p>
          </table:table-cell>
          <table:table-cell office:value-type="string">
            <text:p>header_footer/inc_headerlog_push_abo.xpl et inc_headersuspend_push_abo.xpl</text:p>
          </table:table-cell>
          <table:table-cell office:value-type="string">
            <text:p>pushabo_Zen_2_prem</text:p>
          </table:table-cell>
          <table:table-cell table:style-name="Default" office:value-type="string">
            <text:p>idem avec les payantspremium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profile</text:p>
          </table:table-cell>
          <table:table-cell office:value-type="string">
            <text:p>members/index.tpl</text:p>
          </table:table-cell>
          <table:table-cell office:value-type="string">
            <text:p>pushabo_profile_promo_6M10E</text:p>
          </table:table-cell>
          <table:table-cell table:style-name="Default" office:value-type="string">
            <text:p>promo baisse des prix abonnez-vou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profile</text:p>
          </table:table-cell>
          <table:table-cell office:value-type="string">
            <text:p>members/index.tpl</text:p>
          </table:table-cell>
          <table:table-cell office:value-type="string">
            <text:p>pushabo_profile_promo_low_prices</text:p>
          </table:table-cell>
          <table:table-cell table:style-name="Default" office:value-type="string">
            <text:p>promo baisse des prix abonnez-vou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fullprofile</text:p>
          </table:table-cell>
          <table:table-cell office:value-type="string">
            <text:p>members/index_full.xpl</text:p>
          </table:table-cell>
          <table:table-cell office:value-type="string">
            <text:p>pushabo_fullprofile_subscription</text:p>
          </table:table-cell>
          <table:table-cell table:style-name="Default" office:value-type="string">
            <text:p>bouton abonnement pour non payant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fullprofile</text:p>
          </table:table-cell>
          <table:table-cell office:value-type="string">
            <text:p>members/index_full.xpl</text:p>
          </table:table-cell>
          <table:table-cell office:value-type="string">
            <text:p>pushabo_fullprofile_premium</text:p>
          </table:table-cell>
          <table:table-cell table:style-name="Default" office:value-type="string">
            <text:p>bouton abonnement pour HF payant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fullprofile</text:p>
          </table:table-cell>
          <table:table-cell office:value-type="string">
            <text:p>members/index_full.xpl</text:p>
          </table:table-cell>
          <table:table-cell office:value-type="string">
            <text:p>pushabo_all_offers</text:p>
          </table:table-cell>
          <table:table-cell table:style-name="Default" office:value-type="string">
            <text:p>bouton toutes les offre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fullprofile</text:p>
          </table:table-cell>
          <table:table-cell office:value-type="string">
            <text:p>members/index_full.xpl</text:p>
          </table:table-cell>
          <table:table-cell office:value-type="string">
            <text:p>pushabo_all_offers_zen</text:p>
          </table:table-cell>
          <table:table-cell table:style-name="Default" office:value-type="string">
            <text:p>bouton toutes les offre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fullprofile</text:p>
          </table:table-cell>
          <table:table-cell office:value-type="string">
            <text:p>members/index_full.xpl</text:p>
          </table:table-cell>
          <table:table-cell office:value-type="string">
            <text:p>pushabo_prem_1_stand</text:p>
          </table:table-cell>
          <table:table-cell table:style-name="Default" office:value-type="string">
            <text:p>incentive premium pour les payant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fullprofile</text:p>
          </table:table-cell>
          <table:table-cell office:value-type="string">
            <text:p>members/index_full.xpl</text:p>
          </table:table-cell>
          <table:table-cell office:value-type="string">
            <text:p>pushabo_prem_1_zen</text:p>
          </table:table-cell>
          <table:table-cell table:style-name="Default" office:value-type="string">
            <text:p>idem avec les payants zen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fullprofile</text:p>
          </table:table-cell>
          <table:table-cell office:value-type="string">
            <text:p>members/index_full.xpl</text:p>
          </table:table-cell>
          <table:table-cell office:value-type="string">
            <text:p>pushabo_prem_2_stand</text:p>
          </table:table-cell>
          <table:table-cell table:style-name="Default" office:value-type="string">
            <text:p>incentive alternative premium pour payant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fullprofile</text:p>
          </table:table-cell>
          <table:table-cell office:value-type="string">
            <text:p>members/index_full.xpl</text:p>
          </table:table-cell>
          <table:table-cell office:value-type="string">
            <text:p>pushabo_prem_2_zen</text:p>
          </table:table-cell>
          <table:table-cell table:style-name="Default" office:value-type="string">
            <text:p>idem avec les payants zen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fullprofile</text:p>
          </table:table-cell>
          <table:table-cell office:value-type="string">
            <text:p>members/index_full.xpl</text:p>
          </table:table-cell>
          <table:table-cell office:value-type="string">
            <text:p>pushabo_zen_1_standard</text:p>
          </table:table-cell>
          <table:table-cell table:style-name="Default" office:value-type="string">
            <text:p>incentive zen pour les payant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fullprofile</text:p>
          </table:table-cell>
          <table:table-cell office:value-type="string">
            <text:p>members/index_full.xpl</text:p>
          </table:table-cell>
          <table:table-cell office:value-type="string">
            <text:p>pushabo_zen_1_premium</text:p>
          </table:table-cell>
          <table:table-cell table:style-name="Default" office:value-type="string">
            <text:p>idem avec les payants premium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fullprofile</text:p>
          </table:table-cell>
          <table:table-cell office:value-type="string">
            <text:p>members/index_full.xpl</text:p>
          </table:table-cell>
          <table:table-cell office:value-type="string">
            <text:p>pushabo_zen_2_standard</text:p>
          </table:table-cell>
          <table:table-cell table:style-name="Default" office:value-type="string">
            <text:p>incentive alternative zen pour payant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abo_fullprofile</text:p>
          </table:table-cell>
          <table:table-cell office:value-type="string">
            <text:p>members/index_full.xpl</text:p>
          </table:table-cell>
          <table:table-cell office:value-type="string">
            <text:p>pushabo_zen_2_premium</text:p>
          </table:table-cell>
          <table:table-cell table:style-name="Default" office:value-type="string">
            <text:p>idem avec les payantspremium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_slideup</text:p>
          </table:table-cell>
          <table:table-cell office:value-type="string">
            <text:p>members/index_full.xpl &amp; header_footer/inc_html_slideup.xpl</text:p>
          </table:table-cell>
          <table:table-cell office:value-type="string">
            <text:p>new_members</text:p>
          </table:table-cell>
          <table:table-cell table:style-name="Default" office:value-type="string">
            <text:p>slideup pour présenter les nouveaux membre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_my_completion_data</text:p>
          </table:table-cell>
          <table:table-cell office:value-type="string">
            <text:p>home/inc_homelog_push_info_myprofil.xpl</text:p>
          </table:table-cell>
          <table:table-cell office:value-type="string">
            <text:p>push_mail_validation</text:p>
          </table:table-cell>
          <table:table-cell table:style-name="Default" office:value-type="string">
            <text:p>propose de compléter son profil via une patite boite: validation email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_my_completion_data</text:p>
          </table:table-cell>
          <table:table-cell office:value-type="string">
            <text:p>home/inc_homelog_push_info_myprofil.xpl</text:p>
          </table:table-cell>
          <table:table-cell office:value-type="string">
            <text:p>push_add_photo</text:p>
          </table:table-cell>
          <table:table-cell table:style-name="Default" office:value-type="string">
            <text:p>idem pour la photo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_my_completion_data</text:p>
          </table:table-cell>
          <table:table-cell office:value-type="string">
            <text:p>home/inc_homelog_push_info_myprofil.xpl</text:p>
          </table:table-cell>
          <table:table-cell office:value-type="string">
            <text:p>push_add_announce</text:p>
          </table:table-cell>
          <table:table-cell table:style-name="Default" office:value-type="string">
            <text:p>idem annonce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_my_completion_data</text:p>
          </table:table-cell>
          <table:table-cell office:value-type="string">
            <text:p>home/inc_homelog_push_info_myprofil.xpl</text:p>
          </table:table-cell>
          <table:table-cell office:value-type="string">
            <text:p>push_create_quiz</text:p>
          </table:table-cell>
          <table:table-cell table:style-name="Default" office:value-type="string">
            <text:p>indem pour créer un quizz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_my_completion_data</text:p>
          </table:table-cell>
          <table:table-cell office:value-type="string">
            <text:p>home/inc_homelog_push_info_myprofil.xpl</text:p>
          </table:table-cell>
          <table:table-cell office:value-type="string">
            <text:p>push_info_myprofil</text:p>
          </table:table-cell>
          <table:table-cell table:style-name="Default" office:value-type="string">
            <text:p>idem pour compléter le profil</text:p>
          </table:table-cell>
        </table:table-row>
        <table:table-row table:style-name="ro2" table:number-rows-repeated="5">
          <table:table-cell table:style-name="Default" table:number-columns-repeated="4"/>
          <table:table-cell/>
          <table:table-cell table:style-name="Default"/>
        </table:table-row>
        <table:table-row table:style-name="ro1">
          <table:table-cell table:style-name="ce1" office:value-type="string" table:number-columns-spanned="6" table:number-rows-spanned="1">
            <text:p>Configuration des annonces de private cross selling (site-mère seulement)</text:p>
          </table:table-cell>
          <table:covered-table-cell table:style-name="ce1"/>
          <table:covered-table-cell table:style-name="ce7"/>
          <table:covered-table-cell table:style-name="ce7"/>
          <table:covered-table-cell table:style-name="ce7"/>
          <table:covered-table-cell table:style-name="ce16"/>
        </table:table-row>
        <table:table-row table:style-name="ro2">
          <table:table-cell table:style-name="ce2" office:value-type="string">
            <text:p>Variable</text:p>
          </table:table-cell>
          <table:table-cell table:style-name="ce2" office:value-type="string">
            <text:p>Clé</text:p>
          </table:table-cell>
          <table:table-cell table:style-name="ce2" office:value-type="string">
            <text:p>Zone d'affichage</text:p>
          </table:table-cell>
          <table:table-cell table:style-name="ce2" office:value-type="string">
            <text:p>Template</text:p>
          </table:table-cell>
          <table:table-cell table:style-name="ce2" office:value-type="string">
            <text:p>Code de l'annonce</text:p>
          </table:table-cell>
          <table:table-cell table:style-name="ce2" office:value-type="string">
            <text:p>Explication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profil_compat</text:p>
          </table:table-cell>
          <table:table-cell office:value-type="string">
            <text:p>cross selling affinity (comme tous ceux qui suivent)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shared_values</text:p>
          </table:table-cell>
          <table:table-cell office:value-type="string">
            <text:p>vision partagée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prices</text:p>
          </table:table-cell>
          <table:table-cell office:value-type="string">
            <text:p>nouveaux tarif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illustration_test_[kvk]</text:p>
          </table:table-cell>
          <table:table-cell office:value-type="string">
            <text:p>etes vous compatible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personnality_report_[kvk]</text:p>
          </table:table-cell>
          <table:table-cell office:value-type="string">
            <text:p>rapport de personnalité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fh_share_vision</text:p>
          </table:table-cell>
          <table:table-cell office:value-type="string">
            <text:p>fh partagez-vous la meme vision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fh_show_pict</text:p>
          </table:table-cell>
          <table:table-cell office:value-type="string">
            <text:p>plus utilisé en v5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hf_increase_chances</text:p>
          </table:table-cell>
          <table:table-cell office:value-type="string">
            <text:p>idem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hf_save_time</text:p>
          </table:table-cell>
          <table:table-cell office:value-type="string">
            <text:p>idem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choice_1</text:p>
          </table:table-cell>
          <table:table-cell office:value-type="string">
            <text:p>Choix 1 FH (« préférez-vous un homme … ou ... ? »)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choice_2</text:p>
          </table:table-cell>
          <table:table-cell office:value-type="string">
            <text:p>Choix 2 FH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choice_2_hh</text:p>
          </table:table-cell>
          <table:table-cell office:value-type="string">
            <text:p>Choix HH (meme image que FH)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choice_3</text:p>
          </table:table-cell>
          <table:table-cell office:value-type="string">
            <text:p>Choix 1 HF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choice_4</text:p>
          </table:table-cell>
          <table:table-cell office:value-type="string">
            <text:p>Choix 2 HF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ve_home</text:p>
          </table:table-cell>
          <table:table-cell office:value-type="string">
            <text:p>home/inc_homelog_discover.xpl</text:p>
          </table:table-cell>
          <table:table-cell office:value-type="string">
            <text:p>ph_default_prices</text:p>
          </table:table-cell>
          <table:table-cell office:value-type="string">
            <text:p>nouveaux tarifs (défaut)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s.xpl</text:p>
          </table:table-cell>
          <table:table-cell office:value-type="string">
            <text:p>pushinfo_profil_compat_1</text:p>
          </table:table-cell>
          <table:table-cell office:value-type="string">
            <text:p>Rencontrez des personnes compatibles avec vou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s.xpl</text:p>
          </table:table-cell>
          <table:table-cell office:value-type="string">
            <text:p>pushinfo_profil_compat_2</text:p>
          </table:table-cell>
          <table:table-cell office:value-type="string">
            <text:p>Etes vous compatibles ?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s.xpl</text:p>
          </table:table-cell>
          <table:table-cell office:value-type="string">
            <text:p>pushinfo_personnality_report_1</text:p>
          </table:table-cell>
          <table:table-cell office:value-type="string">
            <text:p>Recevez votre rapport de personnalité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s.xpl</text:p>
          </table:table-cell>
          <table:table-cell office:value-type="string">
            <text:p>pushinfo_personnality_report_2</text:p>
          </table:table-cell>
          <table:table-cell office:value-type="string">
            <text:p>Cernez votre personnalité et vos attentes (…)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s.xpl</text:p>
          </table:table-cell>
          <table:table-cell office:value-type="string">
            <text:p>pushinfo_shared_values</text:p>
          </table:table-cell>
          <table:table-cell office:value-type="string">
            <text:p>Découvrez (…) qui partagent votre vision du couple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s.xpl</text:p>
          </table:table-cell>
          <table:table-cell office:value-type="string">
            <text:p>pushinfo_speed_message</text:p>
          </table:table-cell>
          <table:table-cell office:value-type="string">
            <text:p>Envoyez lui un speed message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s.xpl</text:p>
          </table:table-cell>
          <table:table-cell office:value-type="string">
            <text:p>pushinfo_messenger</text:p>
          </table:table-cell>
          <table:table-cell office:value-type="string">
            <text:p>Découvrez le messenger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s.xpl</text:p>
          </table:table-cell>
          <table:table-cell office:value-type="string">
            <text:p>pushinfo_favorite_search</text:p>
          </table:table-cell>
          <table:table-cell office:value-type="string">
            <text:p>créez et mémorisez vos recherches favorites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s.xpl</text:p>
          </table:table-cell>
          <table:table-cell office:value-type="string">
            <text:p>pushinfo_invite_test</text:p>
          </table:table-cell>
          <table:table-cell office:value-type="string">
            <text:p>invitez (le) à répondre à votre test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s.xpl</text:p>
          </table:table-cell>
          <table:table-cell office:value-type="string">
            <text:p>pushinfo_album</text:p>
          </table:table-cell>
          <table:table-cell office:value-type="string">
            <text:p>(…) pas encore de photo dans votre album personnel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s.xpl</text:p>
          </table:table-cell>
          <table:table-cell office:value-type="string">
            <text:p>pushinfo_meetic_test</text:p>
          </table:table-cell>
          <table:table-cell office:value-type="string">
            <text:p>(…) pas encore créé votre meetic test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ushinfo</text:p>
          </table:table-cell>
          <table:table-cell office:value-type="string">
            <text:p>header_footer/inc_headerlog_push_infos.xpl</text:p>
          </table:table-cell>
          <table:table-cell office:value-type="string">
            <text:p>pushinfo_video</text:p>
          </table:table-cell>
          <table:table-cell office:value-type="string">
            <text:p>(…) pas encore d'annonce vidéo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unsubscribe</text:p>
          </table:table-cell>
          <table:table-cell office:value-type="string">
            <text:p>myaccount/myunsubscribe.xpl</text:p>
          </table:table-cell>
          <table:table-cell office:value-type="string">
            <text:p>pu_coaching</text:p>
          </table:table-cell>
          <table:table-cell office:value-type="string">
            <text:p>Page 1 (authent) du désabonnement : wording coaching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unsubscribe</text:p>
          </table:table-cell>
          <table:table-cell office:value-type="string">
            <text:p>myaccount/myunsubscribe.xpl</text:p>
          </table:table-cell>
          <table:table-cell office:value-type="string">
            <text:p>pu_default</text:p>
          </table:table-cell>
          <table:table-cell office:value-type="string">
            <text:p>idem avec wording 'j'ai un doute, je vais passer le test d'affinité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unsubscribe2</text:p>
          </table:table-cell>
          <table:table-cell office:value-type="string">
            <text:p>myaccount/myunsubscribe.xpl</text:p>
          </table:table-cell>
          <table:table-cell office:value-type="string">
            <text:p>pu_coaching</text:p>
          </table:table-cell>
          <table:table-cell office:value-type="string">
            <text:p>Page 2 du désabonnement : wording coaching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unsubscribe2</text:p>
          </table:table-cell>
          <table:table-cell office:value-type="string">
            <text:p>myaccount/myunsubscribe.xpl</text:p>
          </table:table-cell>
          <table:table-cell office:value-type="string">
            <text:p>pu_default</text:p>
          </table:table-cell>
          <table:table-cell office:value-type="string">
            <text:p>idem avec wording 'j'ai un doute, je vais passer le test d'affinité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rofile</text:p>
          </table:table-cell>
          <table:table-cell office:value-type="string">
            <text:p>N/A</text:p>
          </table:table-cell>
          <table:table-cell office:value-type="string">
            <text:p>pu_coaching</text:p>
          </table:table-cell>
          <table:table-cell office:value-type="string">
            <text:p>?? n'existe pas ailleurs que dans la conf FR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rofile</text:p>
          </table:table-cell>
          <table:table-cell office:value-type="string">
            <text:p>N/A</text:p>
          </table:table-cell>
          <table:table-cell office:value-type="string">
            <text:p>pu_default</text:p>
          </table:table-cell>
          <table:table-cell office:value-type="string">
            <text:p>?? n'existe pas ailleurs que dans la conf FR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yment</text:p>
          </table:table-cell>
          <table:table-cell office:value-type="string">
            <text:p>offers/inc_coaching.xpl</text:p>
          </table:table-cell>
          <table:table-cell office:value-type="string">
            <text:p>ppy_coaching</text:p>
          </table:table-cell>
          <table:table-cell office:value-type="string">
            <text:p>pub coaching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yment</text:p>
          </table:table-cell>
          <table:table-cell office:value-type="string">
            <text:p>offers/inc_coaching.xpl</text:p>
          </table:table-cell>
          <table:table-cell office:value-type="string">
            <text:p>ask_email</text:p>
          </table:table-cell>
          <table:table-cell office:value-type="string">
            <text:p>demande de confirmation d'email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payment</text:p>
          </table:table-cell>
          <table:table-cell office:value-type="string">
            <text:p>offers/inc_coaching.xpl</text:p>
          </table:table-cell>
          <table:table-cell office:value-type="string">
            <text:p>special_offer_email</text:p>
          </table:table-cell>
          <table:table-cell office:value-type="string">
            <text:p>email special offer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ons</text:p>
          </table:table-cell>
          <table:table-cell office:value-type="string">
            <text:p>search/inc_box_cross_selling.xpl</text:p>
          </table:table-cell>
          <table:table-cell office:value-type="string">
            <text:p>po_profil_compat</text:p>
          </table:table-cell>
          <table:table-cell office:value-type="string">
            <text:p>image profil compatibilité (v3)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ons</text:p>
          </table:table-cell>
          <table:table-cell office:value-type="string">
            <text:p>search/inc_box_cross_selling.xpl</text:p>
          </table:table-cell>
          <table:table-cell office:value-type="string">
            <text:p>po_personnality_report</text:p>
          </table:table-cell>
          <table:table-cell office:value-type="string">
            <text:p>rapport de personnalité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ons</text:p>
          </table:table-cell>
          <table:table-cell office:value-type="string">
            <text:p>search/inc_box_cross_selling.xpl</text:p>
          </table:table-cell>
          <table:table-cell office:value-type="string">
            <text:p>po_compatibility_idem</text:p>
          </table:table-cell>
          <table:table-cell office:value-type="string">
            <text:p>profil test « etes vous compatibles ? »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ons</text:p>
          </table:table-cell>
          <table:table-cell office:value-type="string">
            <text:p>search/inc_box_cross_selling.xpl</text:p>
          </table:table-cell>
          <table:table-cell office:value-type="string">
            <text:p>po_compatibility_idem_FH3599</text:p>
          </table:table-cell>
          <table:table-cell office:value-type="string">
            <text:p>même chose pour les FH 35-99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ons</text:p>
          </table:table-cell>
          <table:table-cell office:value-type="string">
            <text:p>search/inc_box_cross_selling.xpl</text:p>
          </table:table-cell>
          <table:table-cell office:value-type="string">
            <text:p>po_couple_vision</text:p>
          </table:table-cell>
          <table:table-cell office:value-type="string">
            <text:p>« partagez-vous la même vision du couple? »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ons</text:p>
          </table:table-cell>
          <table:table-cell office:value-type="string">
            <text:p>search/inc_box_cross_selling.xpl</text:p>
          </table:table-cell>
          <table:table-cell office:value-type="string">
            <text:p>po_couple_vision_FH3599</text:p>
          </table:table-cell>
          <table:table-cell office:value-type="string">
            <text:p>idem pour les FH 35-99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mtest</text:p>
          </table:table-cell>
          <table:table-cell office:value-type="string">
            <text:p>ajax/ajax_members_tab_meetictest_result.xpl &amp; ajax_members_tab_meetictest.xpl &amp; myprofile/mytest.xpl</text:p>
          </table:table-cell>
          <table:table-cell office:value-type="string">
            <text:p>pm_meetictest</text:p>
          </table:table-cell>
          <table:table-cell office:value-type="string">
            <text:p>image meetic test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mtest</text:p>
          </table:table-cell>
          <table:table-cell office:value-type="string">
            <text:p>ajax/ajax_members_tab_meetictest_result.xpl &amp; ajax_members_tab_meetictest.xpl &amp; myprofile/mytest.xpl</text:p>
          </table:table-cell>
          <table:table-cell office:value-type="string">
            <text:p>pm_default</text:p>
          </table:table-cell>
          <table:table-cell table:style-name="Default" office:value-type="string">
            <text:p>rien (désactive le cross selling sur cet espace)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mtest_member</text:p>
          </table:table-cell>
          <table:table-cell office:value-type="string">
            <text:p>members/index_full.xpl</text:p>
          </table:table-cell>
          <table:table-cell office:value-type="string">
            <text:p>pm_meetictest</text:p>
          </table:table-cell>
          <table:table-cell office:value-type="string">
            <text:p>image meetic test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mtest_member</text:p>
          </table:table-cell>
          <table:table-cell office:value-type="string">
            <text:p>members/index_full.xpl</text:p>
          </table:table-cell>
          <table:table-cell office:value-type="string">
            <text:p>pm_default</text:p>
          </table:table-cell>
          <table:table-cell table:style-name="Default" office:value-type="string">
            <text:p>rien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mtest_myprofile</text:p>
          </table:table-cell>
          <table:table-cell office:value-type="string">
            <text:p>myprofile/inc_left_other_profil_info.xpl</text:p>
          </table:table-cell>
          <table:table-cell office:value-type="string">
            <text:p>pm_meetictest</text:p>
          </table:table-cell>
          <table:table-cell office:value-type="string">
            <text:p>image meetic test</text:p>
          </table:table-cell>
        </table:table-row>
        <table:table-row table:style-name="ro2">
          <table:table-cell office:value-type="string">
            <text:p>$crossSellingConfiguration</text:p>
          </table:table-cell>
          <table:table-cell office:value-type="string">
            <text:p>parameters</text:p>
          </table:table-cell>
          <table:table-cell office:value-type="string">
            <text:p>mtest_myprofile</text:p>
          </table:table-cell>
          <table:table-cell office:value-type="string">
            <text:p>myprofile/inc_left_other_profil_info.xpl</text:p>
          </table:table-cell>
          <table:table-cell office:value-type="string">
            <text:p>pm_default</text:p>
          </table:table-cell>
          <table:table-cell table:style-name="Default" office:value-type="string">
            <text:p>rien</text:p>
          </table:table-cell>
        </table:table-row>
        <table:table-row table:style-name="ro2" table:number-rows-repeated="2">
          <table:table-cell table:style-name="Default" table:number-columns-repeated="6"/>
        </table:table-row>
        <table:table-row table:style-name="ro2">
          <table:table-cell table:style-name="Default" office:value-type="string">
            <text:p>Principe du cross selling: inciter les utilisateurs à acheter un pass, une option ou s'inscrire à un autre produit (affinity)</text:p>
          </table:table-cell>
          <table:table-cell table:style-name="Default" table:number-columns-repeated="5"/>
        </table:table-row>
        <table:table-row table:style-name="ro2">
          <table:table-cell table:style-name="Default" office:value-type="string">
            <text:p>Pour plus d'infos sur le cross selling, se référer à la documentation du cross selling disponible dans les docs développeurs</text:p>
          </table:table-cell>
          <table:table-cell table:style-name="Default" table:number-columns-repeated="5"/>
        </table:table-row>
      </table:table>
      <table:table table:name="Feuille5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6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7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name="conf" table:target-range-address="'config.inc'.B2:'config.inc'.E19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7">27/10/2009</text:date>, <text:time>15:3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ionel Martin</meta:initial-creator>
    <meta:creation-date>2009-10-22T11:46:15</meta:creation-date>
    <dc:date>2009-10-27T15:39:41</dc:date>
    <dc:creator>Lionel Martin</dc:creator>
    <meta:editing-duration>PT121H05M33S</meta:editing-duration>
    <meta:editing-cycles>3</meta:editing-cycles>
    <meta:generator>OpenOffice.org/3.1$Linux OpenOffice.org_project/310m19$Build-9420</meta:generator>
    <meta:document-statistic meta:table-count="7" meta:cell-count="1707" meta:object-count="0"/>
  </office:meta>
</office:document-meta>
</file>